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3_b_t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3.63281" calcext:value-type="float">
            <text:p>3.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359e-310</text:p>
          </table:table-cell>
          <table:table-cell table:number-columns-repeated="2"/>
        </table:table-row>
        <table:table-row table:style-name="ro1">
          <table:table-cell office:value-type="float" office:value="3.59637" calcext:value-type="float">
            <text:p>3.59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402e-310</text:p>
          </table:table-cell>
          <table:table-cell table:number-columns-repeated="2"/>
        </table:table-row>
        <table:table-row table:style-name="ro1">
          <table:table-cell office:value-type="float" office:value="3.65373" calcext:value-type="float">
            <text:p>3.65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301e-310</text:p>
          </table:table-cell>
          <table:table-cell table:number-columns-repeated="2"/>
        </table:table-row>
        <table:table-row table:style-name="ro1">
          <table:table-cell office:value-type="float" office:value="3.61585" calcext:value-type="float">
            <text:p>3.6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566e-310</text:p>
          </table:table-cell>
          <table:table-cell table:number-columns-repeated="2"/>
        </table:table-row>
        <table:table-row table:style-name="ro1">
          <table:table-cell office:value-type="float" office:value="3.76449" calcext:value-type="float">
            <text:p>3.7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375e-310</text:p>
          </table:table-cell>
          <table:table-cell table:number-columns-repeated="2"/>
        </table:table-row>
        <table:table-row table:style-name="ro1">
          <table:table-cell office:value-type="float" office:value="3.25507" calcext:value-type="float">
            <text:p>3.2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723e-310</text:p>
          </table:table-cell>
          <table:table-cell table:number-columns-repeated="2"/>
        </table:table-row>
        <table:table-row table:style-name="ro1">
          <table:table-cell office:value-type="float" office:value="3.78673" calcext:value-type="float">
            <text:p>3.78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91e-310</text:p>
          </table:table-cell>
          <table:table-cell table:number-columns-repeated="2"/>
        </table:table-row>
        <table:table-row table:style-name="ro1">
          <table:table-cell office:value-type="float" office:value="3.61698" calcext:value-type="float">
            <text:p>3.6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844e-310</text:p>
          </table:table-cell>
          <table:table-cell table:number-columns-repeated="2"/>
        </table:table-row>
        <table:table-row table:style-name="ro1">
          <table:table-cell office:value-type="float" office:value="3.69943" calcext:value-type="float">
            <text:p>3.69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687e-310</text:p>
          </table:table-cell>
          <table:table-cell table:number-columns-repeated="2"/>
        </table:table-row>
        <table:table-row table:style-name="ro1">
          <table:table-cell office:value-type="float" office:value="3.61436" calcext:value-type="float">
            <text:p>3.61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999e-310</text:p>
          </table:table-cell>
          <table:table-cell table:number-columns-repeated="2"/>
        </table:table-row>
        <table:table-row table:style-name="ro1">
          <table:table-cell office:value-type="float" office:value="4.17245" calcext:value-type="float">
            <text:p>4.17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107e-310</text:p>
          </table:table-cell>
          <table:table-cell table:number-columns-repeated="2"/>
        </table:table-row>
        <table:table-row table:style-name="ro1">
          <table:table-cell office:value-type="float" office:value="3.64463" calcext:value-type="float">
            <text:p>3.6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39e-310</text:p>
          </table:table-cell>
          <table:table-cell table:number-columns-repeated="2"/>
        </table:table-row>
        <table:table-row table:style-name="ro1">
          <table:table-cell office:value-type="float" office:value="3.70468" calcext:value-type="float">
            <text:p>3.7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223e-310</text:p>
          </table:table-cell>
          <table:table-cell table:number-columns-repeated="2"/>
        </table:table-row>
        <table:table-row table:style-name="ro1">
          <table:table-cell office:value-type="float" office:value="3.52738" calcext:value-type="float">
            <text:p>3.52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956e-310</text:p>
          </table:table-cell>
          <table:table-cell table:number-columns-repeated="2"/>
        </table:table-row>
        <table:table-row table:style-name="ro1">
          <table:table-cell office:value-type="float" office:value="3.58602" calcext:value-type="float">
            <text:p>3.5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828e-310</text:p>
          </table:table-cell>
          <table:table-cell table:number-columns-repeated="2"/>
        </table:table-row>
        <table:table-row table:style-name="ro1">
          <table:table-cell office:value-type="float" office:value="3.58721" calcext:value-type="float">
            <text:p>3.5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7e-310</text:p>
          </table:table-cell>
          <table:table-cell table:number-columns-repeated="2"/>
        </table:table-row>
        <table:table-row table:style-name="ro1">
          <table:table-cell office:value-type="float" office:value="3.51795" calcext:value-type="float">
            <text:p>3.51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05e-310</text:p>
          </table:table-cell>
          <table:table-cell table:number-columns-repeated="2"/>
        </table:table-row>
        <table:table-row table:style-name="ro1">
          <table:table-cell office:value-type="float" office:value="3.14842" calcext:value-type="float">
            <text:p>3.1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984e-310</text:p>
          </table:table-cell>
          <table:table-cell table:number-columns-repeated="2"/>
        </table:table-row>
        <table:table-row table:style-name="ro1">
          <table:table-cell office:value-type="float" office:value="3.65696" calcext:value-type="float">
            <text:p>3.6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98e-310</text:p>
          </table:table-cell>
          <table:table-cell table:number-columns-repeated="2"/>
        </table:table-row>
        <table:table-row table:style-name="ro1">
          <table:table-cell office:value-type="float" office:value="3.63841" calcext:value-type="float">
            <text:p>3.6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767e-310</text:p>
          </table:table-cell>
          <table:table-cell table:number-columns-repeated="2"/>
        </table:table-row>
        <table:table-row table:style-name="ro1">
          <table:table-cell office:value-type="float" office:value="3.66552" calcext:value-type="float">
            <text:p>3.66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525e-310</text:p>
          </table:table-cell>
          <table:table-cell table:number-columns-repeated="2"/>
        </table:table-row>
        <table:table-row table:style-name="ro1">
          <table:table-cell office:value-type="float" office:value="3.59888" calcext:value-type="float">
            <text:p>3.59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243e-310</text:p>
          </table:table-cell>
          <table:table-cell table:number-columns-repeated="2"/>
        </table:table-row>
        <table:table-row table:style-name="ro1">
          <table:table-cell office:value-type="float" office:value="3.74911" calcext:value-type="float">
            <text:p>3.74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095e-310</text:p>
          </table:table-cell>
          <table:table-cell table:number-columns-repeated="2"/>
        </table:table-row>
        <table:table-row table:style-name="ro1">
          <table:table-cell office:value-type="float" office:value="3.5143" calcext:value-type="float">
            <text:p>3.5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683e-310</text:p>
          </table:table-cell>
          <table:table-cell table:number-columns-repeated="2"/>
        </table:table-row>
        <table:table-row table:style-name="ro1">
          <table:table-cell office:value-type="float" office:value="3.63775" calcext:value-type="float">
            <text:p>3.63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128e-310</text:p>
          </table:table-cell>
          <table:table-cell table:number-columns-repeated="2"/>
        </table:table-row>
        <table:table-row table:style-name="ro1">
          <table:table-cell office:value-type="float" office:value="3.48123" calcext:value-type="float">
            <text:p>3.4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63e-310</text:p>
          </table:table-cell>
          <table:table-cell table:number-columns-repeated="2"/>
        </table:table-row>
        <table:table-row table:style-name="ro1">
          <table:table-cell office:value-type="float" office:value="3.17639" calcext:value-type="float">
            <text:p>3.1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554e-310</text:p>
          </table:table-cell>
          <table:table-cell table:number-columns-repeated="2"/>
        </table:table-row>
        <table:table-row table:style-name="ro1">
          <table:table-cell office:value-type="float" office:value="3.71984" calcext:value-type="float">
            <text:p>3.7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883e-310</text:p>
          </table:table-cell>
          <table:table-cell table:number-columns-repeated="2"/>
        </table:table-row>
        <table:table-row table:style-name="ro1">
          <table:table-cell office:value-type="float" office:value="3.67731" calcext:value-type="float">
            <text:p>3.67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454e-310</text:p>
          </table:table-cell>
          <table:table-cell table:number-columns-repeated="2"/>
        </table:table-row>
        <table:table-row table:style-name="ro1">
          <table:table-cell office:value-type="float" office:value="3.59098" calcext:value-type="float">
            <text:p>3.59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543e-310</text:p>
          </table:table-cell>
          <table:table-cell table:number-columns-repeated="2"/>
        </table:table-row>
        <table:table-row table:style-name="ro1">
          <table:table-cell office:value-type="float" office:value="3.62428" calcext:value-type="float">
            <text:p>3.6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066e-310</text:p>
          </table:table-cell>
          <table:table-cell table:number-columns-repeated="2"/>
        </table:table-row>
        <table:table-row table:style-name="ro1">
          <table:table-cell office:value-type="float" office:value="3.67909" calcext:value-type="float">
            <text:p>3.67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072e-310</text:p>
          </table:table-cell>
          <table:table-cell table:number-columns-repeated="2"/>
        </table:table-row>
        <table:table-row table:style-name="ro1">
          <table:table-cell office:value-type="float" office:value="3.66293" calcext:value-type="float">
            <text:p>3.6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452e-310</text:p>
          </table:table-cell>
          <table:table-cell table:number-columns-repeated="2"/>
        </table:table-row>
        <table:table-row table:style-name="ro1">
          <table:table-cell office:value-type="float" office:value="0.349879" calcext:value-type="float">
            <text:p>0.349879</text:p>
          </table:table-cell>
          <table:table-cell office:value-type="float" office:value="13.4" calcext:value-type="float">
            <text:p>13.4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24966" calcext:value-type="float">
            <text:p>24966</text:p>
          </table:table-cell>
          <table:table-cell office:value-type="float" office:value="749798" calcext:value-type="float">
            <text:p>749798</text:p>
          </table:table-cell>
          <table:table-cell table:number-columns-repeated="2"/>
        </table:table-row>
        <table:table-row table:style-name="ro1">
          <table:table-cell office:value-type="float" office:value="0.206866" calcext:value-type="float">
            <text:p>0.20686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1528" calcext:value-type="float">
            <text:p>11528</text:p>
          </table:table-cell>
          <table:table-cell office:value-type="float" office:value="550608" calcext:value-type="float">
            <text:p>550608</text:p>
          </table:table-cell>
          <table:table-cell table:number-columns-repeated="2"/>
        </table:table-row>
        <table:table-row table:style-name="ro1">
          <table:table-cell office:value-type="float" office:value="0.251142" calcext:value-type="float">
            <text:p>0.251142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5300" calcext:value-type="float">
            <text:p>15300</text:p>
          </table:table-cell>
          <table:table-cell office:value-type="float" office:value="522000" calcext:value-type="float">
            <text:p>522000</text:p>
          </table:table-cell>
          <table:table-cell table:number-columns-repeated="2"/>
        </table:table-row>
        <table:table-row table:style-name="ro1">
          <table:table-cell office:value-type="float" office:value="0.305578" calcext:value-type="float">
            <text:p>0.305578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8540" calcext:value-type="float">
            <text:p>18540</text:p>
          </table:table-cell>
          <table:table-cell office:value-type="float" office:value="627824" calcext:value-type="float">
            <text:p>627824</text:p>
          </table:table-cell>
          <table:table-cell table:number-columns-repeated="2"/>
        </table:table-row>
        <table:table-row table:style-name="ro1">
          <table:table-cell office:value-type="float" office:value="0.326732" calcext:value-type="float">
            <text:p>0.326732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20368" calcext:value-type="float">
            <text:p>20368</text:p>
          </table:table-cell>
          <table:table-cell office:value-type="float" office:value="607498" calcext:value-type="float">
            <text:p>607498</text:p>
          </table:table-cell>
          <table:table-cell table:number-columns-repeated="2"/>
        </table:table-row>
        <table:table-row table:style-name="ro1">
          <table:table-cell office:value-type="float" office:value="0.292331" calcext:value-type="float">
            <text:p>0.292331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7746" calcext:value-type="float">
            <text:p>17746</text:p>
          </table:table-cell>
          <table:table-cell office:value-type="float" office:value="611026" calcext:value-type="float">
            <text:p>611026</text:p>
          </table:table-cell>
          <table:table-cell table:number-columns-repeated="2"/>
        </table:table-row>
        <table:table-row table:style-name="ro1">
          <table:table-cell office:value-type="float" office:value="0.248672" calcext:value-type="float">
            <text:p>0.248672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office:value-type="float" office:value="19334" calcext:value-type="float">
            <text:p>19334</text:p>
          </table:table-cell>
          <table:table-cell office:value-type="float" office:value="567752" calcext:value-type="float">
            <text:p>567752</text:p>
          </table:table-cell>
          <table:table-cell table:number-columns-repeated="2"/>
        </table:table-row>
        <table:table-row table:style-name="ro1">
          <table:table-cell office:value-type="float" office:value="0.181173" calcext:value-type="float">
            <text:p>0.181173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4650" calcext:value-type="float">
            <text:p>14650</text:p>
          </table:table-cell>
          <table:table-cell office:value-type="float" office:value="473268" calcext:value-type="float">
            <text:p>473268</text:p>
          </table:table-cell>
          <table:table-cell table:number-columns-repeated="2"/>
        </table:table-row>
        <table:table-row table:style-name="ro1">
          <table:table-cell office:value-type="float" office:value="3.031" calcext:value-type="float">
            <text:p>3.031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266" calcext:value-type="float">
            <text:p>1266</text:p>
          </table:table-cell>
          <table:table-cell office:value-type="float" office:value="21290" calcext:value-type="float">
            <text:p>21290</text:p>
          </table:table-cell>
          <table:table-cell office:value-type="float" office:value="673520" calcext:value-type="float">
            <text:p>673520</text:p>
          </table:table-cell>
          <table:table-cell table:number-columns-repeated="2"/>
        </table:table-row>
        <table:table-row table:style-name="ro1">
          <table:table-cell office:value-type="float" office:value="3.0295" calcext:value-type="float">
            <text:p>3.0295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92" calcext:value-type="float">
            <text:p>1192</text:p>
          </table:table-cell>
          <table:table-cell office:value-type="float" office:value="11772" calcext:value-type="float">
            <text:p>11772</text:p>
          </table:table-cell>
          <table:table-cell office:value-type="float" office:value="524504" calcext:value-type="float">
            <text:p>524504</text:p>
          </table:table-cell>
          <table:table-cell table:number-columns-repeated="2"/>
        </table:table-row>
        <table:table-row table:style-name="ro1">
          <table:table-cell office:value-type="float" office:value="0.203842" calcext:value-type="float">
            <text:p>0.203842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6852" calcext:value-type="float">
            <text:p>16852</text:p>
          </table:table-cell>
          <table:table-cell office:value-type="float" office:value="553914" calcext:value-type="float">
            <text:p>553914</text:p>
          </table:table-cell>
          <table:table-cell table:number-columns-repeated="2"/>
        </table:table-row>
        <table:table-row table:style-name="ro1">
          <table:table-cell office:value-type="float" office:value="0.193016" calcext:value-type="float">
            <text:p>0.19301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0388" calcext:value-type="float">
            <text:p>10388</text:p>
          </table:table-cell>
          <table:table-cell office:value-type="float" office:value="435618" calcext:value-type="float">
            <text:p>435618</text:p>
          </table:table-cell>
          <table:table-cell table:number-columns-repeated="2"/>
        </table:table-row>
        <table:table-row table:style-name="ro1">
          <table:table-cell office:value-type="float" office:value="0.606937" calcext:value-type="float">
            <text:p>0.606937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19094" calcext:value-type="float">
            <text:p>19094</text:p>
          </table:table-cell>
          <table:table-cell office:value-type="float" office:value="626908" calcext:value-type="float">
            <text:p>626908</text:p>
          </table:table-cell>
          <table:table-cell table:number-columns-repeated="2"/>
        </table:table-row>
        <table:table-row table:style-name="ro1">
          <table:table-cell office:value-type="float" office:value="0.370711" calcext:value-type="float">
            <text:p>0.370711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23208" calcext:value-type="float">
            <text:p>23208</text:p>
          </table:table-cell>
          <table:table-cell office:value-type="float" office:value="719956" calcext:value-type="float">
            <text:p>719956</text:p>
          </table:table-cell>
          <table:table-cell table:number-columns-repeated="2"/>
        </table:table-row>
        <table:table-row table:style-name="ro1">
          <table:table-cell office:value-type="float" office:value="0.252296" calcext:value-type="float">
            <text:p>0.25229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23684" calcext:value-type="float">
            <text:p>23684</text:p>
          </table:table-cell>
          <table:table-cell office:value-type="float" office:value="731558" calcext:value-type="float">
            <text:p>731558</text:p>
          </table:table-cell>
          <table:table-cell table:number-columns-repeated="2"/>
        </table:table-row>
        <table:table-row table:style-name="ro1">
          <table:table-cell office:value-type="float" office:value="0.183996" calcext:value-type="float">
            <text:p>0.183996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16050" calcext:value-type="float">
            <text:p>16050</text:p>
          </table:table-cell>
          <table:table-cell office:value-type="float" office:value="595578" calcext:value-type="float">
            <text:p>595578</text:p>
          </table:table-cell>
          <table:table-cell table:number-columns-repeated="2"/>
        </table:table-row>
        <table:table-row table:style-name="ro1">
          <table:table-cell office:value-type="float" office:value="0.219961" calcext:value-type="float">
            <text:p>0.219961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2264" calcext:value-type="float">
            <text:p>12264</text:p>
          </table:table-cell>
          <table:table-cell office:value-type="float" office:value="527034" calcext:value-type="float">
            <text:p>527034</text:p>
          </table:table-cell>
          <table:table-cell table:number-columns-repeated="2"/>
        </table:table-row>
        <table:table-row table:style-name="ro1">
          <table:table-cell office:value-type="float" office:value="0.255901" calcext:value-type="float">
            <text:p>0.255901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9372" calcext:value-type="float">
            <text:p>9372</text:p>
          </table:table-cell>
          <table:table-cell office:value-type="float" office:value="380090" calcext:value-type="float">
            <text:p>380090</text:p>
          </table:table-cell>
          <table:table-cell table:number-columns-repeated="2"/>
        </table:table-row>
        <table:table-row table:style-name="ro1">
          <table:table-cell office:value-type="float" office:value="0.405334" calcext:value-type="float">
            <text:p>0.405334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20018" calcext:value-type="float">
            <text:p>20018</text:p>
          </table:table-cell>
          <table:table-cell office:value-type="float" office:value="745794" calcext:value-type="float">
            <text:p>745794</text:p>
          </table:table-cell>
          <table:table-cell table:number-columns-repeated="2"/>
        </table:table-row>
        <table:table-row table:style-name="ro1">
          <table:table-cell office:value-type="float" office:value="0.306465" calcext:value-type="float">
            <text:p>0.306465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16674" calcext:value-type="float">
            <text:p>16674</text:p>
          </table:table-cell>
          <table:table-cell office:value-type="float" office:value="521386" calcext:value-type="float">
            <text:p>521386</text:p>
          </table:table-cell>
          <table:table-cell table:number-columns-repeated="2"/>
        </table:table-row>
        <table:table-row table:style-name="ro1">
          <table:table-cell office:value-type="float" office:value="0.157887" calcext:value-type="float">
            <text:p>0.157887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080" calcext:value-type="float">
            <text:p>10080</text:p>
          </table:table-cell>
          <table:table-cell office:value-type="float" office:value="459476" calcext:value-type="float">
            <text:p>459476</text:p>
          </table:table-cell>
          <table:table-cell table:number-columns-repeated="2"/>
        </table:table-row>
        <table:table-row table:style-name="ro1">
          <table:table-cell office:value-type="float" office:value="0.182317" calcext:value-type="float">
            <text:p>0.182317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7912" calcext:value-type="float">
            <text:p>17912</text:p>
          </table:table-cell>
          <table:table-cell office:value-type="float" office:value="521690" calcext:value-type="float">
            <text:p>521690</text:p>
          </table:table-cell>
          <table:table-cell table:number-columns-repeated="2"/>
        </table:table-row>
        <table:table-row table:style-name="ro1">
          <table:table-cell office:value-type="float" office:value="0.685221" calcext:value-type="float">
            <text:p>0.68522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60" calcext:value-type="float">
            <text:p>260</text:p>
          </table:table-cell>
          <table:table-cell office:value-type="float" office:value="15812" calcext:value-type="float">
            <text:p>15812</text:p>
          </table:table-cell>
          <table:table-cell office:value-type="float" office:value="502082" calcext:value-type="float">
            <text:p>502082</text:p>
          </table:table-cell>
          <table:table-cell table:number-columns-repeated="2"/>
        </table:table-row>
        <table:table-row table:style-name="ro1">
          <table:table-cell office:value-type="float" office:value="0.277072" calcext:value-type="float">
            <text:p>0.27707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7288" calcext:value-type="float">
            <text:p>17288</text:p>
          </table:table-cell>
          <table:table-cell office:value-type="float" office:value="714154" calcext:value-type="float">
            <text:p>714154</text:p>
          </table:table-cell>
          <table:table-cell table:number-columns-repeated="2"/>
        </table:table-row>
        <table:table-row table:style-name="ro1">
          <table:table-cell office:value-type="float" office:value="0.251619" calcext:value-type="float">
            <text:p>0.25161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24124" calcext:value-type="float">
            <text:p>24124</text:p>
          </table:table-cell>
          <table:table-cell office:value-type="float" office:value="833142" calcext:value-type="float">
            <text:p>833142</text:p>
          </table:table-cell>
          <table:table-cell table:number-columns-repeated="2"/>
        </table:table-row>
        <table:table-row table:style-name="ro1">
          <table:table-cell office:value-type="float" office:value="0.238317" calcext:value-type="float">
            <text:p>0.23831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office:value-type="float" office:value="13130" calcext:value-type="float">
            <text:p>13130</text:p>
          </table:table-cell>
          <table:table-cell office:value-type="float" office:value="503288" calcext:value-type="float">
            <text:p>503288</text:p>
          </table:table-cell>
          <table:table-cell table:number-columns-repeated="2"/>
        </table:table-row>
        <table:table-row table:style-name="ro1">
          <table:table-cell office:value-type="float" office:value="2.3862" calcext:value-type="float">
            <text:p>2.386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948" calcext:value-type="float">
            <text:p>948</text:p>
          </table:table-cell>
          <table:table-cell office:value-type="float" office:value="19800" calcext:value-type="float">
            <text:p>19800</text:p>
          </table:table-cell>
          <table:table-cell office:value-type="float" office:value="681070" calcext:value-type="float">
            <text:p>681070</text:p>
          </table:table-cell>
          <table:table-cell table:number-columns-repeated="2"/>
        </table:table-row>
        <table:table-row table:style-name="ro1">
          <table:table-cell office:value-type="float" office:value="0.161575" calcext:value-type="float">
            <text:p>0.16157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0486" calcext:value-type="float">
            <text:p>10486</text:p>
          </table:table-cell>
          <table:table-cell office:value-type="float" office:value="448536" calcext:value-type="float">
            <text:p>448536</text:p>
          </table:table-cell>
          <table:table-cell table:number-columns-repeated="2"/>
        </table:table-row>
        <table:table-row table:style-name="ro1">
          <table:table-cell office:value-type="float" office:value="0.234511" calcext:value-type="float">
            <text:p>0.23451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14956" calcext:value-type="float">
            <text:p>14956</text:p>
          </table:table-cell>
          <table:table-cell office:value-type="float" office:value="628310" calcext:value-type="float">
            <text:p>628310</text:p>
          </table:table-cell>
          <table:table-cell table:number-columns-repeated="2"/>
        </table:table-row>
        <table:table-row table:style-name="ro1">
          <table:table-cell office:value-type="float" office:value="0.267414" calcext:value-type="float">
            <text:p>0.267414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23866" calcext:value-type="float">
            <text:p>23866</text:p>
          </table:table-cell>
          <table:table-cell office:value-type="float" office:value="727864" calcext:value-type="float">
            <text:p>727864</text:p>
          </table:table-cell>
          <table:table-cell table:number-columns-repeated="2"/>
        </table:table-row>
        <table:table-row table:style-name="ro1">
          <table:table-cell office:value-type="float" office:value="1.29317" calcext:value-type="float">
            <text:p>1.2931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556" calcext:value-type="float">
            <text:p>556</text:p>
          </table:table-cell>
          <table:table-cell office:value-type="float" office:value="18556" calcext:value-type="float">
            <text:p>18556</text:p>
          </table:table-cell>
          <table:table-cell office:value-type="float" office:value="579872" calcext:value-type="float">
            <text:p>579872</text:p>
          </table:table-cell>
          <table:table-cell table:number-columns-repeated="2"/>
        </table:table-row>
        <table:table-row table:style-name="ro1">
          <table:table-cell office:value-type="float" office:value="0.267766" calcext:value-type="float">
            <text:p>0.267766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23884" calcext:value-type="float">
            <text:p>23884</text:p>
          </table:table-cell>
          <table:table-cell office:value-type="float" office:value="705038" calcext:value-type="float">
            <text:p>705038</text:p>
          </table:table-cell>
          <table:table-cell table:number-columns-repeated="2"/>
        </table:table-row>
        <table:table-row table:style-name="ro1">
          <table:table-cell office:value-type="float" office:value="0.228538" calcext:value-type="float">
            <text:p>0.22853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7724" calcext:value-type="float">
            <text:p>17724</text:p>
          </table:table-cell>
          <table:table-cell office:value-type="float" office:value="508392" calcext:value-type="float">
            <text:p>508392</text:p>
          </table:table-cell>
          <table:table-cell table:number-columns-repeated="2"/>
        </table:table-row>
        <table:table-row table:style-name="ro1">
          <table:table-cell office:value-type="float" office:value="0.191337" calcext:value-type="float">
            <text:p>0.19133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9286" calcext:value-type="float">
            <text:p>9286</text:p>
          </table:table-cell>
          <table:table-cell office:value-type="float" office:value="212834" calcext:value-type="float">
            <text:p>212834</text:p>
          </table:table-cell>
          <table:table-cell table:number-columns-repeated="2"/>
        </table:table-row>
        <table:table-row table:style-name="ro1">
          <table:table-cell office:value-type="float" office:value="0.423725" calcext:value-type="float">
            <text:p>0.42372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6852" calcext:value-type="float">
            <text:p>16852</text:p>
          </table:table-cell>
          <table:table-cell office:value-type="float" office:value="461814" calcext:value-type="float">
            <text:p>461814</text:p>
          </table:table-cell>
          <table:table-cell table:number-columns-repeated="2"/>
        </table:table-row>
        <table:table-row table:style-name="ro1">
          <table:table-cell office:value-type="float" office:value="0.315435" calcext:value-type="float">
            <text:p>0.31543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13516" calcext:value-type="float">
            <text:p>13516</text:p>
          </table:table-cell>
          <table:table-cell office:value-type="float" office:value="489962" calcext:value-type="float">
            <text:p>489962</text:p>
          </table:table-cell>
          <table:table-cell table:number-columns-repeated="2"/>
        </table:table-row>
        <table:table-row table:style-name="ro1">
          <table:table-cell office:value-type="float" office:value="0.222355" calcext:value-type="float">
            <text:p>0.22235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6110" calcext:value-type="float">
            <text:p>16110</text:p>
          </table:table-cell>
          <table:table-cell office:value-type="float" office:value="610232" calcext:value-type="float">
            <text:p>610232</text:p>
          </table:table-cell>
          <table:table-cell table:number-columns-repeated="2"/>
        </table:table-row>
        <table:table-row table:style-name="ro1">
          <table:table-cell office:value-type="float" office:value="0.336173" calcext:value-type="float">
            <text:p>0.336173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18472" calcext:value-type="float">
            <text:p>18472</text:p>
          </table:table-cell>
          <table:table-cell office:value-type="float" office:value="629786" calcext:value-type="float">
            <text:p>629786</text:p>
          </table:table-cell>
          <table:table-cell table:number-columns-repeated="2"/>
        </table:table-row>
        <table:table-row table:style-name="ro1">
          <table:table-cell office:value-type="float" office:value="0.243754" calcext:value-type="float">
            <text:p>0.243754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16302" calcext:value-type="float">
            <text:p>16302</text:p>
          </table:table-cell>
          <table:table-cell office:value-type="float" office:value="480920" calcext:value-type="float">
            <text:p>480920</text:p>
          </table:table-cell>
          <table:table-cell table:number-columns-repeated="2"/>
        </table:table-row>
        <table:table-row table:style-name="ro1">
          <table:table-cell office:value-type="float" office:value="0.36076" calcext:value-type="float">
            <text:p>0.36076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9120" calcext:value-type="float">
            <text:p>19120</text:p>
          </table:table-cell>
          <table:table-cell office:value-type="float" office:value="500538" calcext:value-type="float">
            <text:p>500538</text:p>
          </table:table-cell>
          <table:table-cell table:number-columns-repeated="2"/>
        </table:table-row>
        <table:table-row table:style-name="ro1">
          <table:table-cell office:value-type="float" office:value="1.71386" calcext:value-type="float">
            <text:p>1.71386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02" calcext:value-type="float">
            <text:p>702</text:p>
          </table:table-cell>
          <table:table-cell office:value-type="float" office:value="25528" calcext:value-type="float">
            <text:p>25528</text:p>
          </table:table-cell>
          <table:table-cell office:value-type="float" office:value="860724" calcext:value-type="float">
            <text:p>860724</text:p>
          </table:table-cell>
          <table:table-cell table:number-columns-repeated="2"/>
        </table:table-row>
        <table:table-row table:style-name="ro1">
          <table:table-cell office:value-type="float" office:value="0.196785" calcext:value-type="float">
            <text:p>0.19678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11250" calcext:value-type="float">
            <text:p>11250</text:p>
          </table:table-cell>
          <table:table-cell office:value-type="float" office:value="374578" calcext:value-type="float">
            <text:p>374578</text:p>
          </table:table-cell>
          <table:table-cell table:number-columns-repeated="2"/>
        </table:table-row>
        <table:table-row table:style-name="ro1">
          <table:table-cell office:value-type="float" office:value="0.228638" calcext:value-type="float">
            <text:p>0.22863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19634" calcext:value-type="float">
            <text:p>19634</text:p>
          </table:table-cell>
          <table:table-cell office:value-type="float" office:value="558726" calcext:value-type="float">
            <text:p>558726</text:p>
          </table:table-cell>
          <table:table-cell table:number-columns-repeated="2"/>
        </table:table-row>
        <table:table-row table:style-name="ro1">
          <table:table-cell office:value-type="float" office:value="0.294432" calcext:value-type="float">
            <text:p>0.29443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15562" calcext:value-type="float">
            <text:p>15562</text:p>
          </table:table-cell>
          <table:table-cell office:value-type="float" office:value="498516" calcext:value-type="float">
            <text:p>498516</text:p>
          </table:table-cell>
          <table:table-cell table:number-columns-repeated="2"/>
        </table:table-row>
        <table:table-row table:style-name="ro1">
          <table:table-cell office:value-type="float" office:value="0.151561" calcext:value-type="float">
            <text:p>0.15156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float" office:value="3802" calcext:value-type="float">
            <text:p>3802</text:p>
          </table:table-cell>
          <table:table-cell office:value-type="float" office:value="154516" calcext:value-type="float">
            <text:p>154516</text:p>
          </table:table-cell>
          <table:table-cell table:number-columns-repeated="2"/>
        </table:table-row>
        <table:table-row table:style-name="ro1">
          <table:table-cell office:value-type="float" office:value="0.341198" calcext:value-type="float">
            <text:p>0.34119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014" calcext:value-type="float">
            <text:p>23014</text:p>
          </table:table-cell>
          <table:table-cell office:value-type="float" office:value="641124" calcext:value-type="float">
            <text:p>641124</text:p>
          </table:table-cell>
          <table:table-cell table:number-columns-repeated="2"/>
        </table:table-row>
        <table:table-row table:style-name="ro1">
          <table:table-cell office:value-type="float" office:value="0.42749" calcext:value-type="float">
            <text:p>0.4274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22670" calcext:value-type="float">
            <text:p>22670</text:p>
          </table:table-cell>
          <table:table-cell office:value-type="float" office:value="691704" calcext:value-type="float">
            <text:p>691704</text:p>
          </table:table-cell>
          <table:table-cell table:number-columns-repeated="2"/>
        </table:table-row>
        <table:table-row table:style-name="ro1">
          <table:table-cell office:value-type="float" office:value="0.281677" calcext:value-type="float">
            <text:p>0.28167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25750" calcext:value-type="float">
            <text:p>25750</text:p>
          </table:table-cell>
          <table:table-cell office:value-type="float" office:value="811452" calcext:value-type="float">
            <text:p>811452</text:p>
          </table:table-cell>
          <table:table-cell table:number-columns-repeated="2"/>
        </table:table-row>
        <table:table-row table:style-name="ro1">
          <table:table-cell office:value-type="float" office:value="0.209916" calcext:value-type="float">
            <text:p>0.2099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10340" calcext:value-type="float">
            <text:p>10340</text:p>
          </table:table-cell>
          <table:table-cell office:value-type="float" office:value="446680" calcext:value-type="float">
            <text:p>446680</text:p>
          </table:table-cell>
          <table:table-cell table:number-columns-repeated="2"/>
        </table:table-row>
        <table:table-row table:style-name="ro1">
          <table:table-cell office:value-type="float" office:value="0.245937" calcext:value-type="float">
            <text:p>0.24593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5104" calcext:value-type="float">
            <text:p>15104</text:p>
          </table:table-cell>
          <table:table-cell office:value-type="float" office:value="453784" calcext:value-type="float">
            <text:p>453784</text:p>
          </table:table-cell>
          <table:table-cell table:number-columns-repeated="2"/>
        </table:table-row>
        <table:table-row table:style-name="ro1">
          <table:table-cell office:value-type="float" office:value="0.287414" calcext:value-type="float">
            <text:p>0.28741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18360" calcext:value-type="float">
            <text:p>18360</text:p>
          </table:table-cell>
          <table:table-cell office:value-type="float" office:value="605610" calcext:value-type="float">
            <text:p>605610</text:p>
          </table:table-cell>
          <table:table-cell table:number-columns-repeated="2"/>
        </table:table-row>
        <table:table-row table:style-name="ro1">
          <table:table-cell office:value-type="float" office:value="0.22128" calcext:value-type="float">
            <text:p>0.221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19464" calcext:value-type="float">
            <text:p>19464</text:p>
          </table:table-cell>
          <table:table-cell office:value-type="float" office:value="629832" calcext:value-type="float">
            <text:p>629832</text:p>
          </table:table-cell>
          <table:table-cell table:number-columns-repeated="2"/>
        </table:table-row>
        <table:table-row table:style-name="ro1">
          <table:table-cell office:value-type="float" office:value="0.236898" calcext:value-type="float">
            <text:p>0.23689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5228" calcext:value-type="float">
            <text:p>15228</text:p>
          </table:table-cell>
          <table:table-cell office:value-type="float" office:value="555294" calcext:value-type="float">
            <text:p>555294</text:p>
          </table:table-cell>
          <table:table-cell table:number-columns-repeated="2"/>
        </table:table-row>
        <table:table-row table:style-name="ro1">
          <table:table-cell office:value-type="float" office:value="0.225343" calcext:value-type="float">
            <text:p>0.22534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7128" calcext:value-type="float">
            <text:p>17128</text:p>
          </table:table-cell>
          <table:table-cell office:value-type="float" office:value="662116" calcext:value-type="float">
            <text:p>662116</text:p>
          </table:table-cell>
          <table:table-cell table:number-columns-repeated="2"/>
        </table:table-row>
        <table:table-row table:style-name="ro1">
          <table:table-cell office:value-type="float" office:value="0.226124" calcext:value-type="float">
            <text:p>0.22612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3368" calcext:value-type="float">
            <text:p>13368</text:p>
          </table:table-cell>
          <table:table-cell office:value-type="float" office:value="307558" calcext:value-type="float">
            <text:p>307558</text:p>
          </table:table-cell>
          <table:table-cell table:number-columns-repeated="2"/>
        </table:table-row>
        <table:table-row table:style-name="ro1">
          <table:table-cell office:value-type="float" office:value="0.221592" calcext:value-type="float">
            <text:p>0.22159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4376" calcext:value-type="float">
            <text:p>14376</text:p>
          </table:table-cell>
          <table:table-cell office:value-type="float" office:value="476496" calcext:value-type="float">
            <text:p>476496</text:p>
          </table:table-cell>
          <table:table-cell table:number-columns-repeated="2"/>
        </table:table-row>
        <table:table-row table:style-name="ro1">
          <table:table-cell office:value-type="float" office:value="0.227124" calcext:value-type="float">
            <text:p>0.22712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23610" calcext:value-type="float">
            <text:p>23610</text:p>
          </table:table-cell>
          <table:table-cell office:value-type="float" office:value="778892" calcext:value-type="float">
            <text:p>778892</text:p>
          </table:table-cell>
          <table:table-cell table:number-columns-repeated="2"/>
        </table:table-row>
        <table:table-row table:style-name="ro1">
          <table:table-cell office:value-type="float" office:value="0.288124" calcext:value-type="float">
            <text:p>0.28812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6130" calcext:value-type="float">
            <text:p>16130</text:p>
          </table:table-cell>
          <table:table-cell office:value-type="float" office:value="414492" calcext:value-type="float">
            <text:p>414492</text:p>
          </table:table-cell>
          <table:table-cell table:number-columns-repeated="2"/>
        </table:table-row>
        <table:table-row table:style-name="ro1">
          <table:table-cell office:value-type="float" office:value="0.479034" calcext:value-type="float">
            <text:p>0.47903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0050" calcext:value-type="float">
            <text:p>20050</text:p>
          </table:table-cell>
          <table:table-cell office:value-type="float" office:value="683056" calcext:value-type="float">
            <text:p>683056</text:p>
          </table:table-cell>
          <table:table-cell table:number-columns-repeated="2"/>
        </table:table-row>
        <table:table-row table:style-name="ro1">
          <table:table-cell office:value-type="float" office:value="0.343769" calcext:value-type="float">
            <text:p>0.34376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9548" calcext:value-type="float">
            <text:p>19548</text:p>
          </table:table-cell>
          <table:table-cell office:value-type="float" office:value="652376" calcext:value-type="float">
            <text:p>652376</text:p>
          </table:table-cell>
          <table:table-cell table:number-columns-repeated="2"/>
        </table:table-row>
        <table:table-row table:style-name="ro1">
          <table:table-cell office:value-type="float" office:value="0.359271" calcext:value-type="float">
            <text:p>0.35927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14594" calcext:value-type="float">
            <text:p>14594</text:p>
          </table:table-cell>
          <table:table-cell office:value-type="float" office:value="520900" calcext:value-type="float">
            <text:p>520900</text:p>
          </table:table-cell>
          <table:table-cell table:number-columns-repeated="2"/>
        </table:table-row>
        <table:table-row table:style-name="ro1">
          <table:table-cell office:value-type="float" office:value="0.309161" calcext:value-type="float">
            <text:p>0.3091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5362" calcext:value-type="float">
            <text:p>15362</text:p>
          </table:table-cell>
          <table:table-cell office:value-type="float" office:value="572110" calcext:value-type="float">
            <text:p>572110</text:p>
          </table:table-cell>
          <table:table-cell table:number-columns-repeated="2"/>
        </table:table-row>
        <table:table-row table:style-name="ro1">
          <table:table-cell office:value-type="float" office:value="0.312042" calcext:value-type="float">
            <text:p>0.31204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19916" calcext:value-type="float">
            <text:p>19916</text:p>
          </table:table-cell>
          <table:table-cell office:value-type="float" office:value="631696" calcext:value-type="float">
            <text:p>631696</text:p>
          </table:table-cell>
          <table:table-cell table:number-columns-repeated="2"/>
        </table:table-row>
        <table:table-row table:style-name="ro1">
          <table:table-cell office:value-type="float" office:value="0.260736" calcext:value-type="float">
            <text:p>0.26073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19056" calcext:value-type="float">
            <text:p>19056</text:p>
          </table:table-cell>
          <table:table-cell office:value-type="float" office:value="515552" calcext:value-type="float">
            <text:p>515552</text:p>
          </table:table-cell>
          <table:table-cell table:number-columns-repeated="2"/>
        </table:table-row>
        <table:table-row table:style-name="ro1">
          <table:table-cell office:value-type="float" office:value="0.296574" calcext:value-type="float">
            <text:p>0.29657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office:value-type="float" office:value="13354" calcext:value-type="float">
            <text:p>13354</text:p>
          </table:table-cell>
          <table:table-cell office:value-type="float" office:value="325640" calcext:value-type="float">
            <text:p>325640</text:p>
          </table:table-cell>
          <table:table-cell table:number-columns-repeated="2"/>
        </table:table-row>
        <table:table-row table:style-name="ro1">
          <table:table-cell office:value-type="float" office:value="0.487253" calcext:value-type="float">
            <text:p>0.487253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54" calcext:value-type="float">
            <text:p>254</text:p>
          </table:table-cell>
          <table:table-cell office:value-type="float" office:value="27546" calcext:value-type="float">
            <text:p>27546</text:p>
          </table:table-cell>
          <table:table-cell office:value-type="float" office:value="887916" calcext:value-type="float">
            <text:p>887916</text:p>
          </table:table-cell>
          <table:table-cell table:number-columns-repeated="2"/>
        </table:table-row>
        <table:table-row table:style-name="ro1">
          <table:table-cell office:value-type="float" office:value="0.33993" calcext:value-type="float">
            <text:p>0.33993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office:value-type="float" office:value="20958" calcext:value-type="float">
            <text:p>20958</text:p>
          </table:table-cell>
          <table:table-cell office:value-type="float" office:value="818128" calcext:value-type="float">
            <text:p>81812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48357181" calcext:value-type="float">
            <text:p>1.483571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34:.B100])" office:value-type="float" office:value="13.8179104477612" calcext:value-type="float">
            <text:p>13.81791044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34:.F100])" office:value-type="float" office:value="574240.328358209" calcext:value-type="float">
            <text:p>574240.328358209</text:p>
          </table:table-cell>
        </table:table-row>
      </table:table>
      <table:named-expressions/>
      <table:database-ranges>
        <table:database-range table:name="__Anonymous_Sheet_DB__0" table:target-range-address="test_3_b_trrt_results_in_fork_1.A1:test_3_b_trrt_results_in_fork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1:05.243035839</dc:date>
    <meta:editing-duration>PT39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